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953cm"/>
    </style:style>
    <style:style style:name="co3" style:family="table-column">
      <style:table-column-properties fo:break-before="auto" style:column-width="5.9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7.956cm" svg:height="10.1cm" svg:x="18.052cm" svg:y="0.18cm">
            <draw:object draw:notify-on-update-of-ranges="Hoja1.C2:Hoja1.C23 Hoja1.D1:Hoja1.D1 Hoja1.D2:Hoja1.D23 Hoja1.C2:Hoja1.C23 Hoja1.E1:Hoja1.E1 Hoja1.E2:Hoja1.E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.814cm" svg:height="10.571cm" svg:x="18.035cm" svg:y="10.916cm">
            <draw:object draw:notify-on-update-of-ranges="Hoja1.B2:Hoja1.B23 Hoja1.D1:Hoja1.D1 Hoja1.D2:Hoja1.D23 Hoja1.B2:Hoja1.B23 Hoja1.E1:Hoja1.E1 Hoja1.E2:Hoja1.E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7.841cm" svg:height="10.173cm" svg:x="18.035cm" svg:y="22.154cm">
            <draw:object draw:notify-on-update-of-ranges="Hoja1.D2:Hoja1.D23 Hoja1.E2:Hoja1.E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S_gama</text:p>
          </table:table-cell>
          <table:table-cell table:style-name="ce1" office:value-type="string" calcext:value-type="string">
            <text:p>M_gamma</text:p>
          </table:table-cell>
          <table:table-cell table:style-name="ce1" office:value-type="string" calcext:value-type="string">
            <text:p>Delta_l [deg]</text:p>
          </table:table-cell>
          <table:table-cell table:style-name="ce1" office:value-type="string" calcext:value-type="string">
            <text:p>Delta_r [deg]</text:p>
          </table:table-cell>
          <table:table-cell table:style-name="ce1" office:value-type="string" calcext:value-type="string">
            <text:p>Delta_l [rad]</text:p>
          </table:table-cell>
          <table:table-cell table:style-name="ce1" office:value-type="string" calcext:value-type="string">
            <text:p>Delta_r [rad]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.00</text:p>
          </table:table-cell>
          <table:table-cell office:value-type="float" office:value="-0.00974359" calcext:value-type="float">
            <text:p>-0.00974359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table:style-name="ce2" table:formula="of:=[.D2]*(3.1415926535/180)" office:value-type="float" office:value="-0.0872664625972222" calcext:value-type="float">
            <text:p>-0.087266462597222</text:p>
          </table:table-cell>
          <table:table-cell table:style-name="ce2" table:formula="of:=[.E2]*(3.1415926535/180)" office:value-type="float" office:value="-0.0349065850388889" calcext:value-type="float">
            <text:p>-0.034906585038889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float" office:value="0.1" calcext:value-type="float">
            <text:p>0.10</text:p>
          </table:table-cell>
          <table:table-cell office:value-type="float" office:value="0.03117949" calcext:value-type="float">
            <text:p>0.03117949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style-name="ce2" table:formula="of:=[.D3]*(3.1415926535/180)" office:value-type="float" office:value="-0.0349065850388889" calcext:value-type="float">
            <text:p>-0.034906585038889</text:p>
          </table:table-cell>
          <table:table-cell table:style-name="ce2" table:formula="of:=[.E3]*(3.1415926535/180)" office:value-type="float" office:value="-0.0174532925194444" calcext:value-type="float">
            <text:p>-0.017453292519445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0.06430769" calcext:value-type="float">
            <text:p>0.0643076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2" table:formula="of:=[.D4]*(3.1415926535/180)" office:value-type="float" office:value="-0.0174532925194444" calcext:value-type="float">
            <text:p>-0.017453292519445</text:p>
          </table:table-cell>
          <table:table-cell table:style-name="ce2" table:formula="of:=[.E4]*(3.1415926535/180)" office:value-type="float" office:value="0.0349065850388889" calcext:value-type="float">
            <text:p>0.034906585038889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0.10250256" calcext:value-type="float">
            <text:p>0.1025025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2" table:formula="of:=[.D5]*(3.1415926535/180)" office:value-type="float" office:value="0.139626340155556" calcext:value-type="float">
            <text:p>0.139626340155556</text:p>
          </table:table-cell>
          <table:table-cell table:style-name="ce2" table:formula="of:=[.E5]*(3.1415926535/180)" office:value-type="float" office:value="0.0698131700777778" calcext:value-type="float">
            <text:p>0.069813170077778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0.14108718" calcext:value-type="float">
            <text:p>0.14108718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" table:formula="of:=[.D6]*(3.1415926535/180)" office:value-type="float" office:value="0.157079632675" calcext:value-type="float">
            <text:p>0.157079632675</text:p>
          </table:table-cell>
          <table:table-cell table:style-name="ce2" table:formula="of:=[.E6]*(3.1415926535/180)" office:value-type="float" office:value="0.157079632675" calcext:value-type="float">
            <text:p>0.157079632675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float" office:value="0.5" calcext:value-type="float">
            <text:p>0.50</text:p>
          </table:table-cell>
          <table:table-cell office:value-type="float" office:value="0.18473846" calcext:value-type="float">
            <text:p>0.1847384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2" table:formula="of:=[.D7]*(3.1415926535/180)" office:value-type="float" office:value="0.191986217713889" calcext:value-type="float">
            <text:p>0.191986217713889</text:p>
          </table:table-cell>
          <table:table-cell table:style-name="ce2" table:formula="of:=[.E7]*(3.1415926535/180)" office:value-type="float" office:value="0.174532925194444" calcext:value-type="float">
            <text:p>0.174532925194444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float" office:value="0.6" calcext:value-type="float">
            <text:p>0.60</text:p>
          </table:table-cell>
          <table:table-cell office:value-type="float" office:value="0.22020513" calcext:value-type="float">
            <text:p>0.220205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style-name="ce2" table:formula="of:=[.D8]*(3.1415926535/180)" office:value-type="float" office:value="0.261799387791667" calcext:value-type="float">
            <text:p>0.261799387791667</text:p>
          </table:table-cell>
          <table:table-cell table:style-name="ce2" table:formula="of:=[.E8]*(3.1415926535/180)" office:value-type="float" office:value="0.226892802752778" calcext:value-type="float">
            <text:p>0.226892802752778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float" office:value="0.7" calcext:value-type="float">
            <text:p>0.70</text:p>
          </table:table-cell>
          <table:table-cell office:value-type="float" office:value="0.25528205" calcext:value-type="float">
            <text:p>0.2552820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2" table:formula="of:=[.D9]*(3.1415926535/180)" office:value-type="float" office:value="0.31415926535" calcext:value-type="float">
            <text:p>0.31415926535</text:p>
          </table:table-cell>
          <table:table-cell table:style-name="ce2" table:formula="of:=[.E9]*(3.1415926535/180)" office:value-type="float" office:value="0.261799387791667" calcext:value-type="float">
            <text:p>0.261799387791667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float" office:value="0.8" calcext:value-type="float">
            <text:p>0.80</text:p>
          </table:table-cell>
          <table:table-cell office:value-type="float" office:value="0.29425641" calcext:value-type="float">
            <text:p>0.2942564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style-name="ce2" table:formula="of:=[.D10]*(3.1415926535/180)" office:value-type="float" office:value="0.383972435427778" calcext:value-type="float">
            <text:p>0.383972435427778</text:p>
          </table:table-cell>
          <table:table-cell table:style-name="ce2" table:formula="of:=[.E10]*(3.1415926535/180)" office:value-type="float" office:value="0.31415926535" calcext:value-type="float">
            <text:p>0.31415926535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float" office:value="0.9" calcext:value-type="float">
            <text:p>0.90</text:p>
          </table:table-cell>
          <table:table-cell office:value-type="float" office:value="0.33089231" calcext:value-type="float">
            <text:p>0.3308923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style-name="ce2" table:formula="of:=[.D11]*(3.1415926535/180)" office:value-type="float" office:value="0.453785605505556" calcext:value-type="float">
            <text:p>0.453785605505556</text:p>
          </table:table-cell>
          <table:table-cell table:style-name="ce2" table:formula="of:=[.E11]*(3.1415926535/180)" office:value-type="float" office:value="0.366519142908333" calcext:value-type="float">
            <text:p>0.366519142908333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.00</text:p>
          </table:table-cell>
          <table:table-cell office:value-type="float" office:value="0.37259487" calcext:value-type="float">
            <text:p>0.37259487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style-name="ce2" table:formula="of:=[.D12]*(3.1415926535/180)" office:value-type="float" office:value="0.506145483063889" calcext:value-type="float">
            <text:p>0.506145483063889</text:p>
          </table:table-cell>
          <table:table-cell table:style-name="ce2" table:formula="of:=[.E12]*(3.1415926535/180)" office:value-type="float" office:value="0.401425727947222" calcext:value-type="float">
            <text:p>0.401425727947222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float" office:value="0" calcext:value-type="float">
            <text:p>0.0</text:p>
          </table:table-cell>
          <table:table-cell office:value-type="float" office:value="-0.00584615" calcext:value-type="float">
            <text:p>-0.0058461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style-name="ce2" table:formula="of:=[.D13]*(3.1415926535/180)" office:value-type="float" office:value="-0.0174532925194444" calcext:value-type="float">
            <text:p>-0.017453292519445</text:p>
          </table:table-cell>
          <table:table-cell table:style-name="ce2" table:formula="of:=[.E13]*(3.1415926535/180)" office:value-type="float" office:value="0.0349065850388889" calcext:value-type="float">
            <text:p>0.034906585038889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float" office:value="-0.1" calcext:value-type="float">
            <text:p>-0.10</text:p>
          </table:table-cell>
          <table:table-cell office:value-type="float" office:value="-0.04092308" calcext:value-type="float">
            <text:p>-0.04092308</text:p>
          </table:table-cell>
          <table:table-cell table:number-columns-repeated="2" office:value-type="float" office:value="-2" calcext:value-type="float">
            <text:p>-2</text:p>
          </table:table-cell>
          <table:table-cell table:style-name="ce2" table:formula="of:=[.D14]*(3.1415926535/180)" office:value-type="float" office:value="-0.0349065850388889" calcext:value-type="float">
            <text:p>-0.034906585038889</text:p>
          </table:table-cell>
          <table:table-cell table:style-name="ce2" table:formula="of:=[.E14]*(3.1415926535/180)" office:value-type="float" office:value="-0.0349065850388889" calcext:value-type="float">
            <text:p>-0.034906585038889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float" office:value="-0.2" calcext:value-type="float">
            <text:p>-0.20</text:p>
          </table:table-cell>
          <table:table-cell office:value-type="float" office:value="-0.07950769" calcext:value-type="float">
            <text:p>-0.07950769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table:style-name="ce2" table:formula="of:=[.D15]*(3.1415926535/180)" office:value-type="float" office:value="-0.0523598775583333" calcext:value-type="float">
            <text:p>-0.052359877558333</text:p>
          </table:table-cell>
          <table:table-cell table:style-name="ce2" table:formula="of:=[.E15]*(3.1415926535/180)" office:value-type="float" office:value="-0.0872664625972222" calcext:value-type="float">
            <text:p>-0.087266462597222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float" office:value="-0.3" calcext:value-type="float">
            <text:p>-0.30</text:p>
          </table:table-cell>
          <table:table-cell office:value-type="float" office:value="-0.11887179" calcext:value-type="float">
            <text:p>-0.11887179</text:p>
          </table:table-cell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  <table:table-cell table:style-name="ce2" table:formula="of:=[.D16]*(3.1415926535/180)" office:value-type="float" office:value="-0.0872664625972222" calcext:value-type="float">
            <text:p>-0.087266462597222</text:p>
          </table:table-cell>
          <table:table-cell table:style-name="ce2" table:formula="of:=[.E16]*(3.1415926535/180)" office:value-type="float" office:value="-0.157079632675" calcext:value-type="float">
            <text:p>-0.157079632675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office:value-type="float" office:value="-0.4" calcext:value-type="float">
            <text:p>-0.40</text:p>
          </table:table-cell>
          <table:table-cell office:value-type="float" office:value="-0.15394872" calcext:value-type="float">
            <text:p>-0.15394872</text:p>
          </table:table-cell>
          <table:table-cell office:value-type="float" office:value="-9" calcext:value-type="float">
            <text:p>-9</text:p>
          </table:table-cell>
          <table:table-cell office:value-type="float" office:value="-11" calcext:value-type="float">
            <text:p>-11</text:p>
          </table:table-cell>
          <table:table-cell table:style-name="ce2" table:formula="of:=[.D17]*(3.1415926535/180)" office:value-type="float" office:value="-0.157079632675" calcext:value-type="float">
            <text:p>-0.157079632675</text:p>
          </table:table-cell>
          <table:table-cell table:style-name="ce2" table:formula="of:=[.E17]*(3.1415926535/180)" office:value-type="float" office:value="-0.191986217713889" calcext:value-type="float">
            <text:p>-0.191986217713889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3" office:value-type="float" office:value="-0.5" calcext:value-type="float">
            <text:p>-0.50</text:p>
          </table:table-cell>
          <table:table-cell office:value-type="float" office:value="-0.18902564" calcext:value-type="float">
            <text:p>-0.18902564</text:p>
          </table:table-cell>
          <table:table-cell office:value-type="float" office:value="-10" calcext:value-type="float">
            <text:p>-10</text:p>
          </table:table-cell>
          <table:table-cell office:value-type="float" office:value="-14" calcext:value-type="float">
            <text:p>-14</text:p>
          </table:table-cell>
          <table:table-cell table:style-name="ce2" table:formula="of:=[.D18]*(3.1415926535/180)" office:value-type="float" office:value="-0.174532925194444" calcext:value-type="float">
            <text:p>-0.174532925194444</text:p>
          </table:table-cell>
          <table:table-cell table:style-name="ce2" table:formula="of:=[.E18]*(3.1415926535/180)" office:value-type="float" office:value="-0.244346095272222" calcext:value-type="float">
            <text:p>-0.244346095272222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" office:value-type="float" office:value="-0.6" calcext:value-type="float">
            <text:p>-0.60</text:p>
          </table:table-cell>
          <table:table-cell office:value-type="float" office:value="-0.228" calcext:value-type="float">
            <text:p>-0.228</text:p>
          </table:table-cell>
          <table:table-cell office:value-type="float" office:value="-12" calcext:value-type="float">
            <text:p>-12</text:p>
          </table:table-cell>
          <table:table-cell office:value-type="float" office:value="-15" calcext:value-type="float">
            <text:p>-15</text:p>
          </table:table-cell>
          <table:table-cell table:style-name="ce2" table:formula="of:=[.D19]*(3.1415926535/180)" office:value-type="float" office:value="-0.209439510233333" calcext:value-type="float">
            <text:p>-0.209439510233333</text:p>
          </table:table-cell>
          <table:table-cell table:style-name="ce2" table:formula="of:=[.E19]*(3.1415926535/180)" office:value-type="float" office:value="-0.261799387791667" calcext:value-type="float">
            <text:p>-0.261799387791667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office:value-type="float" office:value="-0.7" calcext:value-type="float">
            <text:p>-0.70</text:p>
          </table:table-cell>
          <table:table-cell office:value-type="float" office:value="-0.26307692" calcext:value-type="float">
            <text:p>-0.26307692</text:p>
          </table:table-cell>
          <table:table-cell office:value-type="float" office:value="-14" calcext:value-type="float">
            <text:p>-14</text:p>
          </table:table-cell>
          <table:table-cell office:value-type="float" office:value="-17" calcext:value-type="float">
            <text:p>-17</text:p>
          </table:table-cell>
          <table:table-cell table:style-name="ce2" table:formula="of:=[.D20]*(3.1415926535/180)" office:value-type="float" office:value="-0.244346095272222" calcext:value-type="float">
            <text:p>-0.244346095272222</text:p>
          </table:table-cell>
          <table:table-cell table:style-name="ce2" table:formula="of:=[.E20]*(3.1415926535/180)" office:value-type="float" office:value="-0.296705972830556" calcext:value-type="float">
            <text:p>-0.296705972830556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office:value-type="float" office:value="-0.8" calcext:value-type="float">
            <text:p>-0.80</text:p>
          </table:table-cell>
          <table:table-cell office:value-type="float" office:value="-0.29932308" calcext:value-type="float">
            <text:p>-0.29932308</text:p>
          </table:table-cell>
          <table:table-cell office:value-type="float" office:value="-17" calcext:value-type="float">
            <text:p>-17</text:p>
          </table:table-cell>
          <table:table-cell office:value-type="float" office:value="-21" calcext:value-type="float">
            <text:p>-21</text:p>
          </table:table-cell>
          <table:table-cell table:style-name="ce2" table:formula="of:=[.D21]*(3.1415926535/180)" office:value-type="float" office:value="-0.296705972830556" calcext:value-type="float">
            <text:p>-0.296705972830556</text:p>
          </table:table-cell>
          <table:table-cell table:style-name="ce2" table:formula="of:=[.E21]*(3.1415926535/180)" office:value-type="float" office:value="-0.366519142908333" calcext:value-type="float">
            <text:p>-0.366519142908333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3" office:value-type="float" office:value="-0.9" calcext:value-type="float">
            <text:p>-0.90</text:p>
          </table:table-cell>
          <table:table-cell office:value-type="float" office:value="-0.33751795" calcext:value-type="float">
            <text:p>-0.33751795</text:p>
          </table:table-cell>
          <table:table-cell office:value-type="float" office:value="-19" calcext:value-type="float">
            <text:p>-19</text:p>
          </table:table-cell>
          <table:table-cell office:value-type="float" office:value="-23" calcext:value-type="float">
            <text:p>-23</text:p>
          </table:table-cell>
          <table:table-cell table:style-name="ce2" table:formula="of:=[.D22]*(3.1415926535/180)" office:value-type="float" office:value="-0.331612557869444" calcext:value-type="float">
            <text:p>-0.331612557869444</text:p>
          </table:table-cell>
          <table:table-cell table:style-name="ce2" table:formula="of:=[.E22]*(3.1415926535/180)" office:value-type="float" office:value="-0.401425727947222" calcext:value-type="float">
            <text:p>-0.401425727947222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3" office:value-type="float" office:value="-1" calcext:value-type="float">
            <text:p>-1.00</text:p>
          </table:table-cell>
          <table:table-cell office:value-type="float" office:value="-0.37181538" calcext:value-type="float">
            <text:p>-0.37181538</text:p>
          </table:table-cell>
          <table:table-cell office:value-type="float" office:value="-20" calcext:value-type="float">
            <text:p>-20</text:p>
          </table:table-cell>
          <table:table-cell office:value-type="float" office:value="-25" calcext:value-type="float">
            <text:p>-25</text:p>
          </table:table-cell>
          <table:table-cell table:style-name="ce2" table:formula="of:=[.D23]*(3.1415926535/180)" office:value-type="float" office:value="-0.349065850388889" calcext:value-type="float">
            <text:p>-0.349065850388889</text:p>
          </table:table-cell>
          <table:table-cell table:style-name="ce2" table:formula="of:=[.E23]*(3.1415926535/180)" office:value-type="float" office:value="-0.436332312986111" calcext:value-type="float">
            <text:p>-0.436332312986111</text:p>
          </table:table-cell>
        </table:table-row>
        <table:table-row table:style-name="ro1" table:number-rows-repeated="104855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ja2" table:style-name="ta1"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elta_l</text:p>
          </table:table-cell>
          <table:table-cell/>
          <table:table-cell table:style-name="ce1" office:value-type="string" calcext:value-type="string">
            <text:p>delta_r</text:p>
          </table:table-cell>
        </table:table-row>
        <table:table-row table:style-name="ro1">
          <table:table-cell office:value-type="string" calcext:value-type="string">
            <text:p>Fit Name: untitled fit 1</text:p>
          </table:table-cell>
          <table:table-cell/>
          <table:table-cell office:value-type="string" calcext:value-type="string">
            <text:p>Fit Name: untitled fit 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ustom Curve Fit</text:p>
          </table:table-cell>
          <table:table-cell/>
          <table:table-cell office:value-type="string" calcext:value-type="string">
            <text:p>Custom Curve Fit</text:p>
          </table:table-cell>
        </table:table-row>
        <table:table-row table:style-name="ro1">
          <table:table-cell office:value-type="string" calcext:value-type="string">
            <text:p>f(x) = d*atan(a*tan(b*x)/(a-0.5*c*tan(b*x)))</text:p>
          </table:table-cell>
          <table:table-cell/>
          <table:table-cell office:value-type="string" calcext:value-type="string">
            <text:p>f(x) = d*atan(a*tan(b*x)/(a+0.5*c*tan(b*x))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fficients and 95% Confidence Bounds</text:p>
          </table:table-cell>
          <table:table-cell/>
          <table:table-cell office:value-type="string" calcext:value-type="string">
            <text:p>Coefficients and 95% Confidence Bounds</text:p>
          </table:table-cell>
        </table:table-row>
        <table:table-row table:style-name="ro1">
          <table:table-cell office:value-type="string" calcext:value-type="string">
            <text:p><text:s text:c="5"/>Value <text:s text:c="7"/>Lower <text:s text:c="8"/>Upper <text:s text:c="3"/></text:p>
          </table:table-cell>
          <table:table-cell/>
          <table:table-cell office:value-type="string" calcext:value-type="string">
            <text:p><text:s text:c="5"/>Value <text:s text:c="7"/>Lower <text:s text:c="8"/>Upper <text:s text:c="3"/></text:p>
          </table:table-cell>
        </table:table-row>
        <table:table-row table:style-name="ro1">
          <table:table-cell office:value-type="string" calcext:value-type="string">
            <text:p>a <text:s text:c="3"/>0.4967 <text:s text:c="3"/>-6.5703e+06 <text:s text:c="3"/>6.5703e+06</text:p>
          </table:table-cell>
          <table:table-cell/>
          <table:table-cell office:value-type="string" calcext:value-type="string">
            <text:p>a <text:s text:c="3"/>3.7959 <text:s text:c="3"/>-1.3162e+07 <text:s text:c="3"/>1.3162e+07</text:p>
          </table:table-cell>
        </table:table-row>
        <table:table-row table:style-name="ro1">
          <table:table-cell office:value-type="string" calcext:value-type="string">
            <text:p>b <text:s text:c="3"/>1.0335 <text:s text:c="3"/>-13.8947 <text:s text:c="6"/>15.9617 <text:s text:c="2"/></text:p>
          </table:table-cell>
          <table:table-cell/>
          <table:table-cell office:value-type="string" calcext:value-type="string">
            <text:p>b <text:s text:c="3"/>1.0082 <text:s text:c="3"/>-40.3866 <text:s text:c="6"/>42.4030 <text:s text:c="2"/></text:p>
          </table:table-cell>
        </table:table-row>
        <table:table-row table:style-name="ro1">
          <table:table-cell office:value-type="string" calcext:value-type="string">
            <text:p>c <text:s text:c="3"/>0.5279 <text:s text:c="3"/>-6.9827e+06 <text:s text:c="3"/>6.9827e+06</text:p>
          </table:table-cell>
          <table:table-cell/>
          <table:table-cell office:value-type="string" calcext:value-type="string">
            <text:p>c <text:s text:c="3"/>1.4170 <text:s text:c="3"/>-4.9134e+06 <text:s text:c="3"/>4.9134e+06</text:p>
          </table:table-cell>
        </table:table-row>
        <table:table-row table:style-name="ro1">
          <table:table-cell office:value-type="string" calcext:value-type="string">
            <text:p>d <text:s text:c="3"/>1.0479 <text:s text:c="3"/>-14.0652 <text:s text:c="6"/>16.1611 <text:s text:c="2"/></text:p>
          </table:table-cell>
          <table:table-cell/>
          <table:table-cell office:value-type="string" calcext:value-type="string">
            <text:p>d <text:s text:c="3"/>1.1064 <text:s text:c="3"/>-44.3100 <text:s text:c="6"/>46.5227 <text:s text:c="2"/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oodness of Fit</text:p>
          </table:table-cell>
          <table:table-cell/>
          <table:table-cell office:value-type="string" calcext:value-type="string">
            <text:p>Goodness of Fit</text:p>
          </table:table-cell>
        </table:table-row>
        <table:table-row table:style-name="ro1">
          <table:table-cell office:value-type="string" calcext:value-type="string">
            <text:p><text:s text:c="13"/>Value <text:s/></text:p>
          </table:table-cell>
          <table:table-cell/>
          <table:table-cell office:value-type="string" calcext:value-type="string">
            <text:p><text:s text:c="13"/>Value <text:s/></text:p>
          </table:table-cell>
        </table:table-row>
        <table:table-row table:style-name="ro1">
          <table:table-cell office:value-type="string" calcext:value-type="string">
            <text:p>SSE <text:s text:c="8"/>0.0242 </text:p>
          </table:table-cell>
          <table:table-cell/>
          <table:table-cell office:value-type="string" calcext:value-type="string">
            <text:p>SSE <text:s text:c="8"/>0.0113 </text:p>
          </table:table-cell>
        </table:table-row>
        <table:table-row table:style-name="ro1">
          <table:table-cell office:value-type="string" calcext:value-type="string">
            <text:p>R-square <text:s text:c="3"/>0.9821 </text:p>
          </table:table-cell>
          <table:table-cell/>
          <table:table-cell office:value-type="string" calcext:value-type="string">
            <text:p>R-square <text:s text:c="3"/>0.9916 </text:p>
          </table:table-cell>
        </table:table-row>
        <table:table-row table:style-name="ro1">
          <table:table-cell office:value-type="string" calcext:value-type="string">
            <text:p>DFE <text:s text:c="8"/>18.0000</text:p>
          </table:table-cell>
          <table:table-cell/>
          <table:table-cell office:value-type="string" calcext:value-type="string">
            <text:p>DFE <text:s text:c="8"/>18.0000</text:p>
          </table:table-cell>
        </table:table-row>
        <table:table-row table:style-name="ro1">
          <table:table-cell office:value-type="string" calcext:value-type="string">
            <text:p>Adj R-sq <text:s text:c="3"/>0.9791 </text:p>
          </table:table-cell>
          <table:table-cell/>
          <table:table-cell office:value-type="string" calcext:value-type="string">
            <text:p>Adj R-sq <text:s text:c="3"/>0.9902 </text:p>
          </table:table-cell>
        </table:table-row>
        <table:table-row table:style-name="ro1">
          <table:table-cell office:value-type="string" calcext:value-type="string">
            <text:p>RMSE <text:s text:c="7"/>0.0367 </text:p>
          </table:table-cell>
          <table:table-cell/>
          <table:table-cell office:value-type="string" calcext:value-type="string">
            <text:p>RMSE <text:s text:c="7"/>0.0250 </text:p>
          </table:table-cell>
        </table:table-row>
      </table:table>
      <table:table table:name="Hoja3" table:style-name="ta1">
        <table:shapes>
          <draw:frame draw:z-index="0" draw:style-name="gr1" draw:text-style-name="P1" svg:width="20.033cm" svg:height="11.268cm" svg:x="26.446cm" svg:y="0.1cm">
            <draw:object draw:notify-on-update-of-ranges="Hoja3.H2:Hoja3.H2 Hoja3.H3:Hoja3.H24 Hoja3.C3:Hoja3.C24 Hoja3.F2:Hoja3.F2 Hoja3.F3:Hoja3.F24 Hoja3.C3:Hoja3.C2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3"/>
        <table:table-column table:style-name="co1" table:number-columns-repeated="5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style-name="ce1" table:number-columns-repeated="7"/>
          <table:table-cell table:style-name="ce9" table:number-columns-spanned="2" table:number-rows-spanned="1"/>
          <table:covered-table-cell table:style-name="Default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S_gama</text:p>
          </table:table-cell>
          <table:table-cell table:style-name="ce1" office:value-type="string" calcext:value-type="string">
            <text:p>M_gamma</text:p>
          </table:table-cell>
          <table:table-cell table:style-name="ce1" office:value-type="string" calcext:value-type="string">
            <text:p>Delta_l [deg]</text:p>
          </table:table-cell>
          <table:table-cell table:style-name="ce1" office:value-type="string" calcext:value-type="string">
            <text:p>Delta_r [deg]</text:p>
          </table:table-cell>
          <table:table-cell table:style-name="ce1" office:value-type="string" calcext:value-type="string">
            <text:p>Delta_l [rad]</text:p>
          </table:table-cell>
          <table:table-cell table:style-name="ce1" office:value-type="string" calcext:value-type="string">
            <text:p>Delta_r [rad]</text:p>
          </table:table-cell>
          <table:table-cell table:style-name="ce1" office:value-type="string" calcext:value-type="string">
            <text:p>delta_l_FIT</text:p>
          </table:table-cell>
          <table:table-cell table:style-name="ce1" office:value-type="string" calcext:value-type="string">
            <text:p>delta_r_F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</text:p>
          </table:table-cell>
          <table:table-cell office:value-type="float" office:value="-0.00974359" calcext:value-type="float">
            <text:p>-0.00974359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table:formula="of:=[.D3]*(3.1415926535/180)" office:value-type="float" office:value="-0.0872664625972222" calcext:value-type="float">
            <text:p>-0.087266462597222</text:p>
          </table:table-cell>
          <table:table-cell table:formula="of:=[.E3]*(3.1415926535/180)" office:value-type="float" office:value="-0.0349065850388889" calcext:value-type="float">
            <text:p>-0.034906585038889</text:p>
          </table:table-cell>
          <table:table-cell table:formula="of:=[.$B$31]*ATAN([.$B$28]*TAN([.$B$29]*[.F3])/([.$B$28]-0.5*[.$B$30]*TAN([.$B$29]*[.F3])))" office:value-type="float" office:value="-0.090198180698418" calcext:value-type="float">
            <text:p>-0.090198180698418</text:p>
          </table:table-cell>
          <table:table-cell table:formula="of:=[.$E$31]*ATAN([.$E$28]*TAN([.$E$29]*[.G3])/([.$E$28]+0.5*[.$E$30]*TAN([.$E$29]*[.G3])))" office:value-type="float" office:value="-0.0391946859748523" calcext:value-type="float">
            <text:p>-0.0391946859748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0</text:p>
          </table:table-cell>
          <table:table-cell office:value-type="float" office:value="0.03117949" calcext:value-type="float">
            <text:p>0.03117949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formula="of:=[.D4]*(3.1415926535/180)" office:value-type="float" office:value="-0.0349065850388889" calcext:value-type="float">
            <text:p>-0.034906585038889</text:p>
          </table:table-cell>
          <table:table-cell table:formula="of:=[.E4]*(3.1415926535/180)" office:value-type="float" office:value="-0.0174532925194444" calcext:value-type="float">
            <text:p>-0.017453292519445</text:p>
          </table:table-cell>
          <table:table-cell table:formula="of:=[.$B$31]*ATAN([.$B$28]*TAN([.$B$29]*[.F4])/([.$B$28]-0.5*[.$B$30]*TAN([.$B$29]*[.F4])))" office:value-type="float" office:value="-0.0370931822084154" calcext:value-type="float">
            <text:p>-0.037093182208416</text:p>
          </table:table-cell>
          <table:table-cell table:formula="of:=[.$E$31]*ATAN([.$E$28]*TAN([.$E$29]*[.G4])/([.$E$28]+0.5*[.$E$30]*TAN([.$E$29]*[.G4])))" office:value-type="float" office:value="-0.0195328134024486" calcext:value-type="float">
            <text:p>-0.0195328134024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0</text:p>
          </table:table-cell>
          <table:table-cell office:value-type="float" office:value="0.06430769" calcext:value-type="float">
            <text:p>0.0643076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formula="of:=[.D5]*(3.1415926535/180)" office:value-type="float" office:value="-0.0174532925194444" calcext:value-type="float">
            <text:p>-0.017453292519445</text:p>
          </table:table-cell>
          <table:table-cell table:formula="of:=[.E5]*(3.1415926535/180)" office:value-type="float" office:value="0.0349065850388889" calcext:value-type="float">
            <text:p>0.034906585038889</text:p>
          </table:table-cell>
          <table:table-cell table:formula="of:=[.$B$31]*ATAN([.$B$28]*TAN([.$B$29]*[.F5])/([.$B$28]-0.5*[.$B$30]*TAN([.$B$29]*[.F5])))" office:value-type="float" office:value="-0.0187225509813846" calcext:value-type="float">
            <text:p>-0.018722550981385</text:p>
          </table:table-cell>
          <table:table-cell table:formula="of:=[.$E$31]*ATAN([.$E$28]*TAN([.$E$29]*[.G5])/([.$E$28]+0.5*[.$E$30]*TAN([.$E$29]*[.G5])))" office:value-type="float" office:value="0.0386833400911917" calcext:value-type="float">
            <text:p>0.0386833400911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0</text:p>
          </table:table-cell>
          <table:table-cell office:value-type="float" office:value="0.10250256" calcext:value-type="float">
            <text:p>0.1025025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6]*(3.1415926535/180)" office:value-type="float" office:value="0.139626340155556" calcext:value-type="float">
            <text:p>0.139626340155556</text:p>
          </table:table-cell>
          <table:table-cell table:formula="of:=[.E6]*(3.1415926535/180)" office:value-type="float" office:value="0.0698131700777778" calcext:value-type="float">
            <text:p>0.069813170077778</text:p>
          </table:table-cell>
          <table:table-cell table:formula="of:=[.$B$31]*ATAN([.$B$28]*TAN([.$B$29]*[.F6])/([.$B$28]-0.5*[.$B$30]*TAN([.$B$29]*[.F6])))" office:value-type="float" office:value="0.163673084647013" calcext:value-type="float">
            <text:p>0.163673084647013</text:p>
          </table:table-cell>
          <table:table-cell table:formula="of:=[.$E$31]*ATAN([.$E$28]*TAN([.$E$29]*[.G6])/([.$E$28]+0.5*[.$E$30]*TAN([.$E$29]*[.G6])))" office:value-type="float" office:value="0.0768664897334048" calcext:value-type="float">
            <text:p>0.0768664897334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0</text:p>
          </table:table-cell>
          <table:table-cell office:value-type="float" office:value="0.14108718" calcext:value-type="float">
            <text:p>0.14108718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D7]*(3.1415926535/180)" office:value-type="float" office:value="0.157079632675" calcext:value-type="float">
            <text:p>0.157079632675</text:p>
          </table:table-cell>
          <table:table-cell table:formula="of:=[.E7]*(3.1415926535/180)" office:value-type="float" office:value="0.157079632675" calcext:value-type="float">
            <text:p>0.157079632675</text:p>
          </table:table-cell>
          <table:table-cell table:formula="of:=[.$B$31]*ATAN([.$B$28]*TAN([.$B$29]*[.F7])/([.$B$28]-0.5*[.$B$30]*TAN([.$B$29]*[.F7])))" office:value-type="float" office:value="0.186011563279567" calcext:value-type="float">
            <text:p>0.186011563279567</text:p>
          </table:table-cell>
          <table:table-cell table:formula="of:=[.$E$31]*ATAN([.$E$28]*TAN([.$E$29]*[.G7])/([.$E$28]+0.5*[.$E$30]*TAN([.$E$29]*[.G7])))" office:value-type="float" office:value="0.17022698113314" calcext:value-type="float">
            <text:p>0.170226981133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0</text:p>
          </table:table-cell>
          <table:table-cell office:value-type="float" office:value="0.18473846" calcext:value-type="float">
            <text:p>0.1847384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D8]*(3.1415926535/180)" office:value-type="float" office:value="0.191986217713889" calcext:value-type="float">
            <text:p>0.191986217713889</text:p>
          </table:table-cell>
          <table:table-cell table:formula="of:=[.E8]*(3.1415926535/180)" office:value-type="float" office:value="0.174532925194444" calcext:value-type="float">
            <text:p>0.174532925194444</text:p>
          </table:table-cell>
          <table:table-cell table:formula="of:=[.$B$31]*ATAN([.$B$28]*TAN([.$B$29]*[.F8])/([.$B$28]-0.5*[.$B$30]*TAN([.$B$29]*[.F8])))" office:value-type="float" office:value="0.232031278313719" calcext:value-type="float">
            <text:p>0.232031278313719</text:p>
          </table:table-cell>
          <table:table-cell table:formula="of:=[.$E$31]*ATAN([.$E$28]*TAN([.$E$29]*[.G8])/([.$E$28]+0.5*[.$E$30]*TAN([.$E$29]*[.G8])))" office:value-type="float" office:value="0.18855551297482" calcext:value-type="float">
            <text:p>0.188555512974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0</text:p>
          </table:table-cell>
          <table:table-cell office:value-type="float" office:value="0.22020513" calcext:value-type="float">
            <text:p>0.220205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[.D9]*(3.1415926535/180)" office:value-type="float" office:value="0.261799387791667" calcext:value-type="float">
            <text:p>0.261799387791667</text:p>
          </table:table-cell>
          <table:table-cell table:formula="of:=[.E9]*(3.1415926535/180)" office:value-type="float" office:value="0.226892802752778" calcext:value-type="float">
            <text:p>0.226892802752778</text:p>
          </table:table-cell>
          <table:table-cell table:formula="of:=[.$B$31]*ATAN([.$B$28]*TAN([.$B$29]*[.F9])/([.$B$28]-0.5*[.$B$30]*TAN([.$B$29]*[.F9])))" office:value-type="float" office:value="0.329589992642403" calcext:value-type="float">
            <text:p>0.329589992642403</text:p>
          </table:table-cell>
          <table:table-cell table:formula="of:=[.$E$31]*ATAN([.$E$28]*TAN([.$E$29]*[.G9])/([.$E$28]+0.5*[.$E$30]*TAN([.$E$29]*[.G9])))" office:value-type="float" office:value="0.242894379405874" calcext:value-type="float">
            <text:p>0.2428943794058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0</text:p>
          </table:table-cell>
          <table:table-cell office:value-type="float" office:value="0.25528205" calcext:value-type="float">
            <text:p>0.2552820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[.D10]*(3.1415926535/180)" office:value-type="float" office:value="0.31415926535" calcext:value-type="float">
            <text:p>0.31415926535</text:p>
          </table:table-cell>
          <table:table-cell table:formula="of:=[.E10]*(3.1415926535/180)" office:value-type="float" office:value="0.261799387791667" calcext:value-type="float">
            <text:p>0.261799387791667</text:p>
          </table:table-cell>
          <table:table-cell table:formula="of:=[.$B$31]*ATAN([.$B$28]*TAN([.$B$29]*[.F10])/([.$B$28]-0.5*[.$B$30]*TAN([.$B$29]*[.F10])))" office:value-type="float" office:value="0.407660564274561" calcext:value-type="float">
            <text:p>0.407660564274561</text:p>
          </table:table-cell>
          <table:table-cell table:formula="of:=[.$E$31]*ATAN([.$E$28]*TAN([.$E$29]*[.G10])/([.$E$28]+0.5*[.$E$30]*TAN([.$E$29]*[.G10])))" office:value-type="float" office:value="0.278605845832864" calcext:value-type="float">
            <text:p>0.2786058458328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0</text:p>
          </table:table-cell>
          <table:table-cell office:value-type="float" office:value="0.29425641" calcext:value-type="float">
            <text:p>0.2942564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D11]*(3.1415926535/180)" office:value-type="float" office:value="0.383972435427778" calcext:value-type="float">
            <text:p>0.383972435427778</text:p>
          </table:table-cell>
          <table:table-cell table:formula="of:=[.E11]*(3.1415926535/180)" office:value-type="float" office:value="0.31415926535" calcext:value-type="float">
            <text:p>0.31415926535</text:p>
          </table:table-cell>
          <table:table-cell table:formula="of:=[.$B$31]*ATAN([.$B$28]*TAN([.$B$29]*[.F11])/([.$B$28]-0.5*[.$B$30]*TAN([.$B$29]*[.F11])))" office:value-type="float" office:value="0.518144072235955" calcext:value-type="float">
            <text:p>0.518144072235955</text:p>
          </table:table-cell>
          <table:table-cell table:formula="of:=[.$E$31]*ATAN([.$E$28]*TAN([.$E$29]*[.G11])/([.$E$28]+0.5*[.$E$30]*TAN([.$E$29]*[.G11])))" office:value-type="float" office:value="0.331453076507123" calcext:value-type="float">
            <text:p>0.3314530765071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0</text:p>
          </table:table-cell>
          <table:table-cell office:value-type="float" office:value="0.33089231" calcext:value-type="float">
            <text:p>0.3308923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[.D12]*(3.1415926535/180)" office:value-type="float" office:value="0.453785605505556" calcext:value-type="float">
            <text:p>0.453785605505556</text:p>
          </table:table-cell>
          <table:table-cell table:formula="of:=[.E12]*(3.1415926535/180)" office:value-type="float" office:value="0.366519142908333" calcext:value-type="float">
            <text:p>0.366519142908333</text:p>
          </table:table-cell>
          <table:table-cell table:formula="of:=[.$B$31]*ATAN([.$B$28]*TAN([.$B$29]*[.F12])/([.$B$28]-0.5*[.$B$30]*TAN([.$B$29]*[.F12])))" office:value-type="float" office:value="0.635321417664202" calcext:value-type="float">
            <text:p>0.635321417664202</text:p>
          </table:table-cell>
          <table:table-cell table:formula="of:=[.$E$31]*ATAN([.$E$28]*TAN([.$E$29]*[.G12])/([.$E$28]+0.5*[.$E$30]*TAN([.$E$29]*[.G12])))" office:value-type="float" office:value="0.383501644930477" calcext:value-type="float">
            <text:p>0.3835016449304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.00</text:p>
          </table:table-cell>
          <table:table-cell office:value-type="float" office:value="0.37259487" calcext:value-type="float">
            <text:p>0.37259487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formula="of:=[.D13]*(3.1415926535/180)" office:value-type="float" office:value="0.506145483063889" calcext:value-type="float">
            <text:p>0.506145483063889</text:p>
          </table:table-cell>
          <table:table-cell table:formula="of:=[.E13]*(3.1415926535/180)" office:value-type="float" office:value="0.401425727947222" calcext:value-type="float">
            <text:p>0.401425727947222</text:p>
          </table:table-cell>
          <table:table-cell table:formula="of:=[.$B$31]*ATAN([.$B$28]*TAN([.$B$29]*[.F13])/([.$B$28]-0.5*[.$B$30]*TAN([.$B$29]*[.F13])))" office:value-type="float" office:value="0.726886096801016" calcext:value-type="float">
            <text:p>0.726886096801016</text:p>
          </table:table-cell>
          <table:table-cell table:formula="of:=[.$E$31]*ATAN([.$E$28]*TAN([.$E$29]*[.G13])/([.$E$28]+0.5*[.$E$30]*TAN([.$E$29]*[.G13])))" office:value-type="float" office:value="0.417794578929298" calcext:value-type="float">
            <text:p>0.4177945789292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float" office:value="0" calcext:value-type="float">
            <text:p>0.0</text:p>
          </table:table-cell>
          <table:table-cell office:value-type="float" office:value="-0.00584615" calcext:value-type="float">
            <text:p>-0.0058461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formula="of:=[.D14]*(3.1415926535/180)" office:value-type="float" office:value="-0.0174532925194444" calcext:value-type="float">
            <text:p>-0.017453292519445</text:p>
          </table:table-cell>
          <table:table-cell table:formula="of:=[.E14]*(3.1415926535/180)" office:value-type="float" office:value="0.0349065850388889" calcext:value-type="float">
            <text:p>0.034906585038889</text:p>
          </table:table-cell>
          <table:table-cell table:formula="of:=[.$B$31]*ATAN([.$B$28]*TAN([.$B$29]*[.F14])/([.$B$28]-0.5*[.$B$30]*TAN([.$B$29]*[.F14])))" office:value-type="float" office:value="-0.0187225509813846" calcext:value-type="float">
            <text:p>-0.018722550981385</text:p>
          </table:table-cell>
          <table:table-cell table:formula="of:=[.$E$31]*ATAN([.$E$28]*TAN([.$E$29]*[.G14])/([.$E$28]+0.5*[.$E$30]*TAN([.$E$29]*[.G14])))" office:value-type="float" office:value="0.0386833400911917" calcext:value-type="float">
            <text:p>0.0386833400911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1" calcext:value-type="float">
            <text:p>-0.10</text:p>
          </table:table-cell>
          <table:table-cell office:value-type="float" office:value="-0.04092308" calcext:value-type="float">
            <text:p>-0.04092308</text:p>
          </table:table-cell>
          <table:table-cell table:number-columns-repeated="2" office:value-type="float" office:value="-2" calcext:value-type="float">
            <text:p>-2</text:p>
          </table:table-cell>
          <table:table-cell table:formula="of:=[.D15]*(3.1415926535/180)" office:value-type="float" office:value="-0.0349065850388889" calcext:value-type="float">
            <text:p>-0.034906585038889</text:p>
          </table:table-cell>
          <table:table-cell table:formula="of:=[.E15]*(3.1415926535/180)" office:value-type="float" office:value="-0.0349065850388889" calcext:value-type="float">
            <text:p>-0.034906585038889</text:p>
          </table:table-cell>
          <table:table-cell table:formula="of:=[.$B$31]*ATAN([.$B$28]*TAN([.$B$29]*[.F15])/([.$B$28]-0.5*[.$B$30]*TAN([.$B$29]*[.F15])))" office:value-type="float" office:value="-0.0370931822084154" calcext:value-type="float">
            <text:p>-0.037093182208416</text:p>
          </table:table-cell>
          <table:table-cell table:formula="of:=[.$E$31]*ATAN([.$E$28]*TAN([.$E$29]*[.G15])/([.$E$28]+0.5*[.$E$30]*TAN([.$E$29]*[.G15])))" office:value-type="float" office:value="-0.0391946859748523" calcext:value-type="float">
            <text:p>-0.0391946859748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2" calcext:value-type="float">
            <text:p>-0.20</text:p>
          </table:table-cell>
          <table:table-cell office:value-type="float" office:value="-0.07950769" calcext:value-type="float">
            <text:p>-0.07950769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table:formula="of:=[.D16]*(3.1415926535/180)" office:value-type="float" office:value="-0.0523598775583333" calcext:value-type="float">
            <text:p>-0.052359877558333</text:p>
          </table:table-cell>
          <table:table-cell table:formula="of:=[.E16]*(3.1415926535/180)" office:value-type="float" office:value="-0.0872664625972222" calcext:value-type="float">
            <text:p>-0.087266462597222</text:p>
          </table:table-cell>
          <table:table-cell table:formula="of:=[.$B$31]*ATAN([.$B$28]*TAN([.$B$29]*[.F16])/([.$B$28]-0.5*[.$B$30]*TAN([.$B$29]*[.F16])))" office:value-type="float" office:value="-0.0551223658977015" calcext:value-type="float">
            <text:p>-0.055122365897702</text:p>
          </table:table-cell>
          <table:table-cell table:formula="of:=[.$E$31]*ATAN([.$E$28]*TAN([.$E$29]*[.G16])/([.$E$28]+0.5*[.$E$30]*TAN([.$E$29]*[.G16])))" office:value-type="float" office:value="-0.0989642437414154" calcext:value-type="float">
            <text:p>-0.0989642437414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3" calcext:value-type="float">
            <text:p>-0.30</text:p>
          </table:table-cell>
          <table:table-cell office:value-type="float" office:value="-0.11887179" calcext:value-type="float">
            <text:p>-0.11887179</text:p>
          </table:table-cell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  <table:table-cell table:formula="of:=[.D17]*(3.1415926535/180)" office:value-type="float" office:value="-0.0872664625972222" calcext:value-type="float">
            <text:p>-0.087266462597222</text:p>
          </table:table-cell>
          <table:table-cell table:formula="of:=[.E17]*(3.1415926535/180)" office:value-type="float" office:value="-0.157079632675" calcext:value-type="float">
            <text:p>-0.157079632675</text:p>
          </table:table-cell>
          <table:table-cell table:formula="of:=[.$B$31]*ATAN([.$B$28]*TAN([.$B$29]*[.F17])/([.$B$28]-0.5*[.$B$30]*TAN([.$B$29]*[.F17])))" office:value-type="float" office:value="-0.090198180698418" calcext:value-type="float">
            <text:p>-0.090198180698418</text:p>
          </table:table-cell>
          <table:table-cell table:formula="of:=[.$E$31]*ATAN([.$E$28]*TAN([.$E$29]*[.G17])/([.$E$28]+0.5*[.$E$30]*TAN([.$E$29]*[.G17])))" office:value-type="float" office:value="-0.180507867730649" calcext:value-type="float">
            <text:p>-0.1805078677306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4" calcext:value-type="float">
            <text:p>-0.40</text:p>
          </table:table-cell>
          <table:table-cell office:value-type="float" office:value="-0.15394872" calcext:value-type="float">
            <text:p>-0.15394872</text:p>
          </table:table-cell>
          <table:table-cell office:value-type="float" office:value="-9" calcext:value-type="float">
            <text:p>-9</text:p>
          </table:table-cell>
          <table:table-cell office:value-type="float" office:value="-11" calcext:value-type="float">
            <text:p>-11</text:p>
          </table:table-cell>
          <table:table-cell table:formula="of:=[.D18]*(3.1415926535/180)" office:value-type="float" office:value="-0.157079632675" calcext:value-type="float">
            <text:p>-0.157079632675</text:p>
          </table:table-cell>
          <table:table-cell table:formula="of:=[.E18]*(3.1415926535/180)" office:value-type="float" office:value="-0.191986217713889" calcext:value-type="float">
            <text:p>-0.191986217713889</text:p>
          </table:table-cell>
          <table:table-cell table:formula="of:=[.$B$31]*ATAN([.$B$28]*TAN([.$B$29]*[.F18])/([.$B$28]-0.5*[.$B$30]*TAN([.$B$29]*[.F18])))" office:value-type="float" office:value="-0.15670789341399" calcext:value-type="float">
            <text:p>-0.15670789341399</text:p>
          </table:table-cell>
          <table:table-cell table:formula="of:=[.$E$31]*ATAN([.$E$28]*TAN([.$E$29]*[.G18])/([.$E$28]+0.5*[.$E$30]*TAN([.$E$29]*[.G18])))" office:value-type="float" office:value="-0.222075066095843" calcext:value-type="float">
            <text:p>-0.2220750660958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5" calcext:value-type="float">
            <text:p>-0.50</text:p>
          </table:table-cell>
          <table:table-cell office:value-type="float" office:value="-0.18902564" calcext:value-type="float">
            <text:p>-0.18902564</text:p>
          </table:table-cell>
          <table:table-cell office:value-type="float" office:value="-10" calcext:value-type="float">
            <text:p>-10</text:p>
          </table:table-cell>
          <table:table-cell office:value-type="float" office:value="-14" calcext:value-type="float">
            <text:p>-14</text:p>
          </table:table-cell>
          <table:table-cell table:formula="of:=[.D19]*(3.1415926535/180)" office:value-type="float" office:value="-0.174532925194444" calcext:value-type="float">
            <text:p>-0.174532925194444</text:p>
          </table:table-cell>
          <table:table-cell table:formula="of:=[.E19]*(3.1415926535/180)" office:value-type="float" office:value="-0.244346095272222" calcext:value-type="float">
            <text:p>-0.244346095272222</text:p>
          </table:table-cell>
          <table:table-cell table:formula="of:=[.$B$31]*ATAN([.$B$28]*TAN([.$B$29]*[.F19])/([.$B$28]-0.5*[.$B$30]*TAN([.$B$29]*[.F19])))" office:value-type="float" office:value="-0.172635264540054" calcext:value-type="float">
            <text:p>-0.172635264540054</text:p>
          </table:table-cell>
          <table:table-cell table:formula="of:=[.$E$31]*ATAN([.$E$28]*TAN([.$E$29]*[.G19])/([.$E$28]+0.5*[.$E$30]*TAN([.$E$29]*[.G19])))" office:value-type="float" office:value="-0.28540905247584" calcext:value-type="float">
            <text:p>-0.285409052475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6" calcext:value-type="float">
            <text:p>-0.60</text:p>
          </table:table-cell>
          <table:table-cell office:value-type="float" office:value="-0.228" calcext:value-type="float">
            <text:p>-0.228</text:p>
          </table:table-cell>
          <table:table-cell office:value-type="float" office:value="-12" calcext:value-type="float">
            <text:p>-12</text:p>
          </table:table-cell>
          <table:table-cell office:value-type="float" office:value="-15" calcext:value-type="float">
            <text:p>-15</text:p>
          </table:table-cell>
          <table:table-cell table:formula="of:=[.D20]*(3.1415926535/180)" office:value-type="float" office:value="-0.209439510233333" calcext:value-type="float">
            <text:p>-0.209439510233333</text:p>
          </table:table-cell>
          <table:table-cell table:formula="of:=[.E20]*(3.1415926535/180)" office:value-type="float" office:value="-0.261799387791667" calcext:value-type="float">
            <text:p>-0.261799387791667</text:p>
          </table:table-cell>
          <table:table-cell table:formula="of:=[.$B$31]*ATAN([.$B$28]*TAN([.$B$29]*[.F20])/([.$B$28]-0.5*[.$B$30]*TAN([.$B$29]*[.F20])))" office:value-type="float" office:value="-0.20371793248195" calcext:value-type="float">
            <text:p>-0.20371793248195</text:p>
          </table:table-cell>
          <table:table-cell table:formula="of:=[.$E$31]*ATAN([.$E$28]*TAN([.$E$29]*[.G20])/([.$E$28]+0.5*[.$E$30]*TAN([.$E$29]*[.G20])))" office:value-type="float" office:value="-0.306778392705273" calcext:value-type="float">
            <text:p>-0.3067783927052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7" calcext:value-type="float">
            <text:p>-0.70</text:p>
          </table:table-cell>
          <table:table-cell office:value-type="float" office:value="-0.26307692" calcext:value-type="float">
            <text:p>-0.26307692</text:p>
          </table:table-cell>
          <table:table-cell office:value-type="float" office:value="-14" calcext:value-type="float">
            <text:p>-14</text:p>
          </table:table-cell>
          <table:table-cell office:value-type="float" office:value="-17" calcext:value-type="float">
            <text:p>-17</text:p>
          </table:table-cell>
          <table:table-cell table:formula="of:=[.D21]*(3.1415926535/180)" office:value-type="float" office:value="-0.244346095272222" calcext:value-type="float">
            <text:p>-0.244346095272222</text:p>
          </table:table-cell>
          <table:table-cell table:formula="of:=[.E21]*(3.1415926535/180)" office:value-type="float" office:value="-0.296705972830556" calcext:value-type="float">
            <text:p>-0.296705972830556</text:p>
          </table:table-cell>
          <table:table-cell table:formula="of:=[.$B$31]*ATAN([.$B$28]*TAN([.$B$29]*[.F21])/([.$B$28]-0.5*[.$B$30]*TAN([.$B$29]*[.F21])))" office:value-type="float" office:value="-0.2338332457686" calcext:value-type="float">
            <text:p>-0.2338332457686</text:p>
          </table:table-cell>
          <table:table-cell table:formula="of:=[.$E$31]*ATAN([.$E$28]*TAN([.$E$29]*[.G21])/([.$E$28]+0.5*[.$E$30]*TAN([.$E$29]*[.G21])))" office:value-type="float" office:value="-0.349895016032289" calcext:value-type="float">
            <text:p>-0.3498950160322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8" calcext:value-type="float">
            <text:p>-0.80</text:p>
          </table:table-cell>
          <table:table-cell office:value-type="float" office:value="-0.29932308" calcext:value-type="float">
            <text:p>-0.29932308</text:p>
          </table:table-cell>
          <table:table-cell office:value-type="float" office:value="-17" calcext:value-type="float">
            <text:p>-17</text:p>
          </table:table-cell>
          <table:table-cell office:value-type="float" office:value="-21" calcext:value-type="float">
            <text:p>-21</text:p>
          </table:table-cell>
          <table:table-cell table:formula="of:=[.D22]*(3.1415926535/180)" office:value-type="float" office:value="-0.296705972830556" calcext:value-type="float">
            <text:p>-0.296705972830556</text:p>
          </table:table-cell>
          <table:table-cell table:formula="of:=[.E22]*(3.1415926535/180)" office:value-type="float" office:value="-0.366519142908333" calcext:value-type="float">
            <text:p>-0.366519142908333</text:p>
          </table:table-cell>
          <table:table-cell table:formula="of:=[.$B$31]*ATAN([.$B$28]*TAN([.$B$29]*[.F22])/([.$B$28]-0.5*[.$B$30]*TAN([.$B$29]*[.F22])))" office:value-type="float" office:value="-0.277348623179549" calcext:value-type="float">
            <text:p>-0.277348623179549</text:p>
          </table:table-cell>
          <table:table-cell table:formula="of:=[.$E$31]*ATAN([.$E$28]*TAN([.$E$29]*[.G22])/([.$E$28]+0.5*[.$E$30]*TAN([.$E$29]*[.G22])))" office:value-type="float" office:value="-0.437580546447952" calcext:value-type="float">
            <text:p>-0.4375805464479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9" calcext:value-type="float">
            <text:p>-0.90</text:p>
          </table:table-cell>
          <table:table-cell office:value-type="float" office:value="-0.33751795" calcext:value-type="float">
            <text:p>-0.33751795</text:p>
          </table:table-cell>
          <table:table-cell office:value-type="float" office:value="-19" calcext:value-type="float">
            <text:p>-19</text:p>
          </table:table-cell>
          <table:table-cell office:value-type="float" office:value="-23" calcext:value-type="float">
            <text:p>-23</text:p>
          </table:table-cell>
          <table:table-cell table:formula="of:=[.D23]*(3.1415926535/180)" office:value-type="float" office:value="-0.331612557869444" calcext:value-type="float">
            <text:p>-0.331612557869444</text:p>
          </table:table-cell>
          <table:table-cell table:formula="of:=[.E23]*(3.1415926535/180)" office:value-type="float" office:value="-0.401425727947222" calcext:value-type="float">
            <text:p>-0.401425727947222</text:p>
          </table:table-cell>
          <table:table-cell table:formula="of:=[.$B$31]*ATAN([.$B$28]*TAN([.$B$29]*[.F23])/([.$B$28]-0.5*[.$B$30]*TAN([.$B$29]*[.F23])))" office:value-type="float" office:value="-0.3053527734028" calcext:value-type="float">
            <text:p>-0.3053527734028</text:p>
          </table:table-cell>
          <table:table-cell table:formula="of:=[.$E$31]*ATAN([.$E$28]*TAN([.$E$29]*[.G23])/([.$E$28]+0.5*[.$E$30]*TAN([.$E$29]*[.G23])))" office:value-type="float" office:value="-0.482106423306154" calcext:value-type="float">
            <text:p>-0.4821064233061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.00</text:p>
          </table:table-cell>
          <table:table-cell office:value-type="float" office:value="-0.37181538" calcext:value-type="float">
            <text:p>-0.37181538</text:p>
          </table:table-cell>
          <table:table-cell office:value-type="float" office:value="-20" calcext:value-type="float">
            <text:p>-20</text:p>
          </table:table-cell>
          <table:table-cell office:value-type="float" office:value="-25" calcext:value-type="float">
            <text:p>-25</text:p>
          </table:table-cell>
          <table:table-cell table:formula="of:=[.D24]*(3.1415926535/180)" office:value-type="float" office:value="-0.349065850388889" calcext:value-type="float">
            <text:p>-0.349065850388889</text:p>
          </table:table-cell>
          <table:table-cell table:formula="of:=[.E24]*(3.1415926535/180)" office:value-type="float" office:value="-0.436332312986111" calcext:value-type="float">
            <text:p>-0.436332312986111</text:p>
          </table:table-cell>
          <table:table-cell table:formula="of:=[.$B$31]*ATAN([.$B$28]*TAN([.$B$29]*[.F24])/([.$B$28]-0.5*[.$B$30]*TAN([.$B$29]*[.F24])))" office:value-type="float" office:value="-0.319077287814969" calcext:value-type="float">
            <text:p>-0.319077287814969</text:p>
          </table:table-cell>
          <table:table-cell table:formula="of:=[.$E$31]*ATAN([.$E$28]*TAN([.$E$29]*[.G24])/([.$E$28]+0.5*[.$E$30]*TAN([.$E$29]*[.G24])))" office:value-type="float" office:value="-0.527052294554606" calcext:value-type="float">
            <text:p>-0.527052294554606</text:p>
          </table:table-cell>
        </table:table-row>
        <table:table-row table:style-name="ro1" table:number-rows-repeated="2">
          <table:table-cell table:style-name="Default" table:number-columns-repeated="9"/>
        </table:table-row>
        <table:table-row table:style-name="ro1">
          <table:table-cell table:style-name="ce9" office:value-type="string" calcext:value-type="string" table:number-columns-spanned="2" table:number-rows-spanned="1">
            <text:p>L</text:p>
          </table:table-cell>
          <table:covered-table-cell table:style-name="ce10"/>
          <table:table-cell table:style-name="Default"/>
          <table:table-cell table:style-name="ce9" office:value-type="string" calcext:value-type="string" table:number-columns-spanned="2" table:number-rows-spanned="1">
            <text:p>R</text:p>
          </table:table-cell>
          <table:covered-table-cell table:style-name="ce10"/>
          <table:table-cell table:style-name="Default"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style-name="ce2" office:value-type="float" office:value="0.4967" calcext:value-type="float">
            <text:p>0.4967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3.7959" calcext:value-type="float">
            <text:p>3.7959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table:style-name="ce2" office:value-type="float" office:value="1.0335" calcext:value-type="float">
            <text:p>1.0335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.0082" calcext:value-type="float">
            <text:p>1.0082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table:style-name="ce2" office:value-type="float" office:value="0.5279" calcext:value-type="float">
            <text:p>0.527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.417" calcext:value-type="float">
            <text:p>1.417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table:style-name="ce2" office:value-type="float" office:value="1.0479" calcext:value-type="float">
            <text:p>1.0479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.1064" calcext:value-type="float">
            <text:p>1.1064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 style:data-style-name="N2" text:time-value="21:04:32.99133977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9T15:34:58.413786864</meta:creation-date>
    <meta:generator>LibreOffice/6.4.7.2$Linux_X86_64 LibreOffice_project/40$Build-2</meta:generator>
    <dc:date>2023-10-19T23:35:28.012279410</dc:date>
    <meta:editing-duration>PT4H58M7S</meta:editing-duration>
    <meta:editing-cycles>11</meta:editing-cycles>
    <meta:document-statistic meta:table-count="3" meta:cell-count="420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957cm" svg:height="10.101cm" xlink:href=".." xlink:type="simple" chart:class="chart:scatter" chart:style-name="ch1">
        <chart:legend chart:legend-position="end" svg:x="15.244cm" svg:y="4.502cm" style:legend-expansion="high" chart:style-name="ch2"/>
        <chart:plot-area chart:style-name="ch3" table:cell-range-address="Hoja1.C2:Hoja1.E23 Hoja1.D1:Hoja1.E1" chart:data-source-has-labels="row" svg:x="1.37cm" svg:y="0.202cm" svg:width="13.515cm" svg:height="8.716cm">
          <chartooo:coordinate-region svg:x="1.661cm" svg:y="0.401cm" svg:width="12.984cm" svg:height="8.318cm"/>
          <chart:axis chart:dimension="x" chart:name="primary-x" chart:style-name="ch4">
            <chart:title svg:x="7.302cm" svg:y="9.12cm" chart:style-name="ch5">
              <text:p>M_gamma</text:p>
            </chart:title>
            <chart:grid chart:style-name="ch6" chart:class="major"/>
          </chart:axis>
          <chart:axis chart:dimension="y" chart:name="primary-y" chart:style-name="ch4">
            <chart:title svg:x="0.451cm" svg:y="4.974cm" chart:style-name="ch7">
              <text:p>[deg]</text:p>
            </chart:title>
            <chart:grid chart:style-name="ch6" chart:class="major"/>
          </chart:axis>
          <chart:series chart:style-name="ch8" chart:values-cell-range-address="Hoja1.D2:Hoja1.D23" chart:label-cell-address="Hoja1.D1:Hoja1.D1" chart:class="chart:scatter">
            <chart:domain table:cell-range-address="Hoja1.C2:Hoja1.C23"/>
            <chart:data-point chart:repeated="22"/>
          </chart:series>
          <chart:series chart:style-name="ch9" chart:values-cell-range-address="Hoja1.E2:Hoja1.E23" chart:label-cell-address="Hoja1.E1:Hoja1.E1" chart:class="chart:scatter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Delta_l [deg]</text:p>
                <draw:g>
                  <svg:desc>Hoja1.D1:Hoja1.D1</svg:desc>
                </draw:g>
              </table:table-cell>
              <table:table-cell office:value-type="string">
                <text:p>Delta_r [deg]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974359">
                <text:p>-0.00974359</text:p>
                <draw:g>
                  <svg:desc>Hoja1.C2:Hoja1.C23</svg:desc>
                </draw:g>
              </table:table-cell>
              <table:table-cell office:value-type="float" office:value="-5">
                <text:p>-5</text:p>
                <draw:g>
                  <svg:desc>Hoja1.D2:Hoja1.D23</svg:desc>
                </draw:g>
              </table:table-cell>
              <table:table-cell office:value-type="float" office:value="-2">
                <text:p>-2</text:p>
                <draw:g>
                  <svg:desc>Hoja1.E2:Hoja1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17949">
                <text:p>0.03117949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430769">
                <text:p>0.06430769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250256">
                <text:p>0.10250256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108718">
                <text:p>0.1410871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8473846">
                <text:p>0.1847384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020513">
                <text:p>0.22020513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528205">
                <text:p>0.25528205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425641">
                <text:p>0.29425641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089231">
                <text:p>0.33089231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259487">
                <text:p>0.37259487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584615">
                <text:p>-0.00584615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4092308">
                <text:p>-0.04092308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7950769">
                <text:p>-0.07950769</text:p>
              </table:table-cell>
              <table:table-cell office:value-type="float" office:value="-3">
                <text:p>-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1887179">
                <text:p>-0.11887179</text:p>
              </table:table-cell>
              <table:table-cell office:value-type="float" office:value="-5">
                <text:p>-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5394872">
                <text:p>-0.15394872</text:p>
              </table:table-cell>
              <table:table-cell office:value-type="float" office:value="-9">
                <text:p>-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8902564">
                <text:p>-0.18902564</text:p>
              </table:table-cell>
              <table:table-cell office:value-type="float" office:value="-10">
                <text:p>-1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28">
                <text:p>-0.228</text:p>
              </table:table-cell>
              <table:table-cell office:value-type="float" office:value="-12">
                <text:p>-1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26307692">
                <text:p>-0.26307692</text:p>
              </table:table-cell>
              <table:table-cell office:value-type="float" office:value="-14">
                <text:p>-14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29932308">
                <text:p>-0.29932308</text:p>
              </table:table-cell>
              <table:table-cell office:value-type="float" office:value="-17">
                <text:p>-17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33751795">
                <text:p>-0.33751795</text:p>
              </table:table-cell>
              <table:table-cell office:value-type="float" office:value="-19">
                <text:p>-19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37181538">
                <text:p>-0.37181538</text:p>
              </table:table-cell>
              <table:table-cell office:value-type="float" office:value="-20">
                <text:p>-20</text:p>
              </table:table-cell>
              <table:table-cell office:value-type="float" office:value="-25">
                <text:p>-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815cm" svg:height="10.572cm" xlink:href=".." xlink:type="simple" chart:class="chart:scatter" chart:style-name="ch1">
        <chart:legend chart:legend-position="end" svg:x="15.102cm" svg:y="4.738cm" style:legend-expansion="high" chart:style-name="ch2"/>
        <chart:plot-area chart:style-name="ch3" table:cell-range-address="Hoja1.B2:Hoja1.B23 Hoja1.D1:Hoja1.E23" chart:data-source-has-labels="row" svg:x="1.367cm" svg:y="0.211cm" svg:width="13.379cm" svg:height="9.169cm">
          <chartooo:coordinate-region svg:x="1.751cm" svg:y="0.41cm" svg:width="12.663cm" svg:height="8.771cm"/>
          <chart:axis chart:dimension="x" chart:name="primary-x" chart:style-name="ch4">
            <chart:title svg:x="7.258cm" svg:y="9.591cm" chart:style-name="ch5">
              <text:p>S_gamma</text:p>
            </chart:title>
            <chart:grid chart:style-name="ch6" chart:class="major"/>
          </chart:axis>
          <chart:axis chart:dimension="y" chart:name="primary-y" chart:style-name="ch7">
            <chart:title svg:x="0.451cm" svg:y="5.209cm" chart:style-name="ch8">
              <text:p>[deg]</text:p>
            </chart:title>
            <chart:grid chart:style-name="ch6" chart:class="major"/>
          </chart:axis>
          <chart:series chart:style-name="ch9" chart:values-cell-range-address="Hoja1.D2:Hoja1.D23" chart:label-cell-address="Hoja1.D1:Hoja1.D1" chart:class="chart:scatter">
            <chart:domain table:cell-range-address="Hoja1.B2:Hoja1.B23"/>
            <chart:data-point chart:repeated="22"/>
          </chart:series>
          <chart:series chart:style-name="ch10" chart:values-cell-range-address="Hoja1.E2:Hoja1.E23" chart:label-cell-address="Hoja1.E1:Hoja1.E1" chart:class="chart:scatter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Delta_l [deg]</text:p>
                <draw:g>
                  <svg:desc>Hoja1.D1:Hoja1.D1</svg:desc>
                </draw:g>
              </table:table-cell>
              <table:table-cell office:value-type="string">
                <text:p>Delta_r [deg]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B2:Hoja1.B23</svg:desc>
                </draw:g>
              </table:table-cell>
              <table:table-cell office:value-type="float" office:value="-5">
                <text:p>-5</text:p>
                <draw:g>
                  <svg:desc>Hoja1.D2:Hoja1.D23</svg:desc>
                </draw:g>
              </table:table-cell>
              <table:table-cell office:value-type="float" office:value="-2">
                <text:p>-2</text:p>
                <draw:g>
                  <svg:desc>Hoja1.E2:Hoja1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">
                <text:p>-0.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2">
                <text:p>-0.2</text:p>
              </table:table-cell>
              <table:table-cell office:value-type="float" office:value="-3">
                <text:p>-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3">
                <text:p>-0.3</text:p>
              </table:table-cell>
              <table:table-cell office:value-type="float" office:value="-5">
                <text:p>-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4">
                <text:p>-0.4</text:p>
              </table:table-cell>
              <table:table-cell office:value-type="float" office:value="-9">
                <text:p>-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5">
                <text:p>-0.5</text:p>
              </table:table-cell>
              <table:table-cell office:value-type="float" office:value="-10">
                <text:p>-1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6">
                <text:p>-0.6</text:p>
              </table:table-cell>
              <table:table-cell office:value-type="float" office:value="-12">
                <text:p>-1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7">
                <text:p>-0.7</text:p>
              </table:table-cell>
              <table:table-cell office:value-type="float" office:value="-14">
                <text:p>-14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">
                <text:p>-0.8</text:p>
              </table:table-cell>
              <table:table-cell office:value-type="float" office:value="-17">
                <text:p>-17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9">
                <text:p>-0.9</text:p>
              </table:table-cell>
              <table:table-cell office:value-type="float" office:value="-19">
                <text:p>-19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">
                <text:p>-1</text:p>
              </table:table-cell>
              <table:table-cell office:value-type="float" office:value="-20">
                <text:p>-20</text:p>
              </table:table-cell>
              <table:table-cell office:value-type="float" office:value="-25">
                <text:p>-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842cm" svg:height="10.174cm" xlink:href=".." xlink:type="simple" chart:class="chart:scatter" chart:style-name="ch1">
        <chart:legend chart:legend-position="end" svg:x="15.394cm" svg:y="4.788cm" style:legend-expansion="high" chart:style-name="ch2"/>
        <chart:plot-area chart:style-name="ch3" table:cell-range-address="Hoja1.D2:Hoja1.E23" svg:x="1.367cm" svg:y="0.203cm" svg:width="13.671cm" svg:height="8.787cm">
          <chartooo:coordinate-region svg:x="1.605cm" svg:y="0.402cm" svg:width="13.246cm" svg:height="8.389cm"/>
          <chart:axis chart:dimension="x" chart:name="primary-x" chart:style-name="ch4">
            <chart:title svg:x="7.788cm" svg:y="9.193cm" chart:style-name="ch5">
              <text:p>[deg]</text:p>
            </chart:title>
            <chart:grid chart:style-name="ch6" chart:class="major"/>
          </chart:axis>
          <chart:axis chart:dimension="y" chart:name="primary-y" chart:style-name="ch4">
            <chart:title svg:x="0.451cm" svg:y="5.01cm" chart:style-name="ch7">
              <text:p>[deg]</text:p>
            </chart:title>
            <chart:grid chart:style-name="ch6" chart:class="major"/>
          </chart:axis>
          <chart:series chart:style-name="ch8" chart:values-cell-range-address="Hoja1.E2:Hoja1.E23" chart:class="chart:scatter">
            <chart:domain table:cell-range-address="Hoja1.D2:Hoja1.D23"/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Hoja1.D2:Hoja1.D23</svg:desc>
                </draw:g>
              </table:table-cell>
              <table:table-cell office:value-type="float" office:value="-2">
                <text:p>-2</text:p>
                <draw:g>
                  <svg:desc>Hoja1.E2:Hoja1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">
                <text:p>-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">
                <text:p>-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9">
                <text:p>-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">
                <text:p>-1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2">
                <text:p>-1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4">
                <text:p>-14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7">
                <text:p>-17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9">
                <text:p>-19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0">
                <text:p>-20</text:p>
              </table:table-cell>
              <table:table-cell office:value-type="float" office:value="-25">
                <text:p>-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034cm" svg:height="11.269cm" xlink:href=".." xlink:type="simple" chart:class="chart:scatter" chart:column-mapping="0 2 1" chart:style-name="ch1">
        <chart:legend chart:legend-position="end" svg:x="16.838cm" svg:y="5.086cm" style:legend-expansion="high" chart:style-name="ch2"/>
        <chart:plot-area chart:style-name="ch3" table:cell-range-address="Hoja3.C3:Hoja3.C24 Hoja3.H2:Hoja3.H24 Hoja3.F2:Hoja3.F24" chart:data-source-has-labels="row" svg:x="1.411cm" svg:y="0.225cm" svg:width="15.027cm" svg:height="9.838cm">
          <chartooo:coordinate-region svg:x="1.702cm" svg:y="0.424cm" svg:width="14.496cm" svg:height="9.44cm"/>
          <chart:axis chart:dimension="x" chart:name="primary-x" chart:style-name="ch4">
            <chart:title svg:x="8.099cm" svg:y="10.288cm" chart:style-name="ch5">
              <text:p>M_gamma</text:p>
            </chart:title>
            <chart:grid chart:style-name="ch6" chart:class="major"/>
          </chart:axis>
          <chart:axis chart:dimension="y" chart:name="primary-y" chart:style-name="ch4">
            <chart:title svg:x="0.451cm" svg:y="5.519cm" chart:style-name="ch7">
              <text:p>[rad]</text:p>
            </chart:title>
            <chart:grid chart:style-name="ch6" chart:class="major"/>
          </chart:axis>
          <chart:series chart:style-name="ch8" chart:values-cell-range-address="Hoja3.H3:Hoja3.H24" chart:label-cell-address="Hoja3.H2:Hoja3.H2" chart:class="chart:scatter">
            <chart:domain table:cell-range-address="Hoja3.C3:Hoja3.C24"/>
            <chart:data-point chart:repeated="22"/>
          </chart:series>
          <chart:series chart:style-name="ch9" chart:values-cell-range-address="Hoja3.F3:Hoja3.F24" chart:label-cell-address="Hoja3.F2:Hoja3.F2" chart:class="chart:scatter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delta_l_FIT</text:p>
                <draw:g>
                  <svg:desc>Hoja3.H2:Hoja3.H2</svg:desc>
                </draw:g>
              </table:table-cell>
              <table:table-cell office:value-type="string">
                <text:p>Delta_l [rad]</text:p>
                <draw:g>
                  <svg:desc>Hoja3.F2:Hoja3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974359">
                <text:p>-0.00974359</text:p>
                <draw:g>
                  <svg:desc>Hoja3.C3:Hoja3.C24</svg:desc>
                </draw:g>
              </table:table-cell>
              <table:table-cell office:value-type="float" office:value="-0.090198180698418">
                <text:p>-0.090198180698418</text:p>
                <draw:g>
                  <svg:desc>Hoja3.H3:Hoja3.H24</svg:desc>
                </draw:g>
              </table:table-cell>
              <table:table-cell office:value-type="float" office:value="-0.0872664625972222">
                <text:p>-0.0872664625972222</text:p>
                <draw:g>
                  <svg:desc>Hoja3.F3:Hoja3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17949">
                <text:p>0.03117949</text:p>
              </table:table-cell>
              <table:table-cell office:value-type="float" office:value="-0.0370931822084154">
                <text:p>-0.0370931822084154</text:p>
              </table:table-cell>
              <table:table-cell office:value-type="float" office:value="-0.0349065850388889">
                <text:p>-0.034906585038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430769">
                <text:p>0.06430769</text:p>
              </table:table-cell>
              <table:table-cell office:value-type="float" office:value="-0.0187225509813846">
                <text:p>-0.0187225509813846</text:p>
              </table:table-cell>
              <table:table-cell office:value-type="float" office:value="-0.0174532925194444">
                <text:p>-0.0174532925194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250256">
                <text:p>0.10250256</text:p>
              </table:table-cell>
              <table:table-cell office:value-type="float" office:value="0.163673084647013">
                <text:p>0.163673084647013</text:p>
              </table:table-cell>
              <table:table-cell office:value-type="float" office:value="0.139626340155556">
                <text:p>0.1396263401555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108718">
                <text:p>0.14108718</text:p>
              </table:table-cell>
              <table:table-cell office:value-type="float" office:value="0.186011563279567">
                <text:p>0.186011563279567</text:p>
              </table:table-cell>
              <table:table-cell office:value-type="float" office:value="0.157079632675">
                <text:p>0.157079632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8473846">
                <text:p>0.18473846</text:p>
              </table:table-cell>
              <table:table-cell office:value-type="float" office:value="0.232031278313719">
                <text:p>0.232031278313719</text:p>
              </table:table-cell>
              <table:table-cell office:value-type="float" office:value="0.191986217713889">
                <text:p>0.191986217713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020513">
                <text:p>0.22020513</text:p>
              </table:table-cell>
              <table:table-cell office:value-type="float" office:value="0.329589992642403">
                <text:p>0.329589992642403</text:p>
              </table:table-cell>
              <table:table-cell office:value-type="float" office:value="0.261799387791667">
                <text:p>0.261799387791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528205">
                <text:p>0.25528205</text:p>
              </table:table-cell>
              <table:table-cell office:value-type="float" office:value="0.407660564274561">
                <text:p>0.407660564274561</text:p>
              </table:table-cell>
              <table:table-cell office:value-type="float" office:value="0.31415926535">
                <text:p>0.314159265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425641">
                <text:p>0.29425641</text:p>
              </table:table-cell>
              <table:table-cell office:value-type="float" office:value="0.518144072235955">
                <text:p>0.518144072235955</text:p>
              </table:table-cell>
              <table:table-cell office:value-type="float" office:value="0.383972435427778">
                <text:p>0.38397243542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089231">
                <text:p>0.33089231</text:p>
              </table:table-cell>
              <table:table-cell office:value-type="float" office:value="0.635321417664202">
                <text:p>0.635321417664202</text:p>
              </table:table-cell>
              <table:table-cell office:value-type="float" office:value="0.453785605505556">
                <text:p>0.453785605505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259487">
                <text:p>0.37259487</text:p>
              </table:table-cell>
              <table:table-cell office:value-type="float" office:value="0.726886096801016">
                <text:p>0.726886096801016</text:p>
              </table:table-cell>
              <table:table-cell office:value-type="float" office:value="0.506145483063889">
                <text:p>0.506145483063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584615">
                <text:p>-0.00584615</text:p>
              </table:table-cell>
              <table:table-cell office:value-type="float" office:value="-0.0187225509813846">
                <text:p>-0.0187225509813846</text:p>
              </table:table-cell>
              <table:table-cell office:value-type="float" office:value="-0.0174532925194444">
                <text:p>-0.0174532925194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4092308">
                <text:p>-0.04092308</text:p>
              </table:table-cell>
              <table:table-cell office:value-type="float" office:value="-0.0370931822084154">
                <text:p>-0.0370931822084154</text:p>
              </table:table-cell>
              <table:table-cell office:value-type="float" office:value="-0.0349065850388889">
                <text:p>-0.03490658503888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7950769">
                <text:p>-0.07950769</text:p>
              </table:table-cell>
              <table:table-cell office:value-type="float" office:value="-0.0551223658977015">
                <text:p>-0.0551223658977015</text:p>
              </table:table-cell>
              <table:table-cell office:value-type="float" office:value="-0.0523598775583333">
                <text:p>-0.052359877558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1887179">
                <text:p>-0.11887179</text:p>
              </table:table-cell>
              <table:table-cell office:value-type="float" office:value="-0.090198180698418">
                <text:p>-0.090198180698418</text:p>
              </table:table-cell>
              <table:table-cell office:value-type="float" office:value="-0.0872664625972222">
                <text:p>-0.08726646259722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5394872">
                <text:p>-0.15394872</text:p>
              </table:table-cell>
              <table:table-cell office:value-type="float" office:value="-0.15670789341399">
                <text:p>-0.15670789341399</text:p>
              </table:table-cell>
              <table:table-cell office:value-type="float" office:value="-0.157079632675">
                <text:p>-0.1570796326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8902564">
                <text:p>-0.18902564</text:p>
              </table:table-cell>
              <table:table-cell office:value-type="float" office:value="-0.172635264540054">
                <text:p>-0.172635264540054</text:p>
              </table:table-cell>
              <table:table-cell office:value-type="float" office:value="-0.174532925194444">
                <text:p>-0.1745329251944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28">
                <text:p>-0.228</text:p>
              </table:table-cell>
              <table:table-cell office:value-type="float" office:value="-0.20371793248195">
                <text:p>-0.20371793248195</text:p>
              </table:table-cell>
              <table:table-cell office:value-type="float" office:value="-0.209439510233333">
                <text:p>-0.2094395102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26307692">
                <text:p>-0.26307692</text:p>
              </table:table-cell>
              <table:table-cell office:value-type="float" office:value="-0.2338332457686">
                <text:p>-0.2338332457686</text:p>
              </table:table-cell>
              <table:table-cell office:value-type="float" office:value="-0.244346095272222">
                <text:p>-0.2443460952722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29932308">
                <text:p>-0.29932308</text:p>
              </table:table-cell>
              <table:table-cell office:value-type="float" office:value="-0.277348623179549">
                <text:p>-0.277348623179549</text:p>
              </table:table-cell>
              <table:table-cell office:value-type="float" office:value="-0.296705972830556">
                <text:p>-0.2967059728305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33751795">
                <text:p>-0.33751795</text:p>
              </table:table-cell>
              <table:table-cell office:value-type="float" office:value="-0.3053527734028">
                <text:p>-0.3053527734028</text:p>
              </table:table-cell>
              <table:table-cell office:value-type="float" office:value="-0.331612557869444">
                <text:p>-0.3316125578694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37181538">
                <text:p>-0.37181538</text:p>
              </table:table-cell>
              <table:table-cell office:value-type="float" office:value="-0.319077287814969">
                <text:p>-0.319077287814969</text:p>
              </table:table-cell>
              <table:table-cell office:value-type="float" office:value="-0.349065850388889">
                <text:p>-0.3490658503888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